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master-page-name="">
      <style:paragraph-properties fo:margin-left="0cm" fo:margin-right="0cm" fo:text-align="start" style:justify-single-word="false" fo:text-indent="1.27cm" style:auto-text-indent="false" style:page-number="auto"/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teme za igru</text:p>
      <text:p text:style-name="P1"/>
      <text:p text:style-name="P1"/>
      <text:p text:style-name="P5">Igra tima MEDICA je zamišljena kao parodija klasične posjete liječniku pri kojoj je potrebno ići od jednog šaltera do drugog, od jednog specijaliste do drugog, skupljajući recepte i ispunjavajući nebrojene formulare i pri tome izbjegavajući opasnosti zaraze koje vrebaju u čekaonicama i hodnicima klinike kako bi se na kraju došlo do željenog cilja: ozdravljenja. Igru će predstavljati labirint kroz koji igrač (pacijent) mora navigirati izbjegavajući pokretne protivnike ("zaraze") i skupljajući objekte koji predstavljaju "formulare" i "lijekove". Nakon što igrač skupi sve formulare/lijekove na mapi nivoa, javlja se cilj/portal koji predstavlja kraj igre. U slučaju da igrač dođe u doticaj s protivnikom biva uništen i ponovno se stvara na početnoj poziciji u labirintu, a timer biva resetiran. Igra omogućuje upoređivanje vremena koje je potrebno da se prođe kroz labirint s ostalim igračima. Ovisno o tome koliko je brzo pređena igra, igrač dobiva mjesto na leaderboardu. Igrajući igru ponovno igrač može popraviti svoje vrijeme, a time i poziciju na leaderboardu.</text:p>
      <text:p text:style-name="P2"/>
      <text:p text:style-name="P3">Lista osnovnih funkcionalnosti:</text:p>
      <text:list xml:id="list7800637789530764073" text:style-name="L1">
        <text:list-item>
          <text:p text:style-name="P4">Kretanje po 2D ploči u 3D prostoru</text:p>
        </text:list-item>
        <text:list-item>
          <text:p text:style-name="P4">Prepoznavanje kolizije igrača s okruženjem (zidovi, neprijatelji, objekti za skupljanje)</text:p>
        </text:list-item>
        <text:list-item>
          <text:p text:style-name="P4">Praćenje broja skupljenih objekata i aktivacija cilja na osnovu toga</text:p>
        </text:list-item>
        <text:list-item>
          <text:p text:style-name="P4">Uništenje pri kontaktu s protivnikom i ponovno stvaranje na početnoj poziciji; resetovanje timera</text:p>
        </text:list-item>
        <text:list-item>
          <text:p text:style-name="P4">Praćenje prolaznog vremena za svakog igrača</text:p>
        </text:list-item>
        <text:list-item>
          <text:p text:style-name="P4">Biranje nicknamea za leaderboard </text:p>
        </text:list-item>
        <text:list-item>
          <text:p text:style-name="P4">Plasiranje imena igrača na odgovarajuću poziciju na leaderboardu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s" fo:country="B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 Pencl</meta:initial-creator>
    <meta:creation-date>2015-05-04T20:09:07.35</meta:creation-date>
    <dc:date>2015-05-10T22:50:00.73</dc:date>
    <dc:creator>Deni Pencl</dc:creator>
    <meta:editing-duration>PT26M52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10" meta:word-count="230" meta:character-count="1553"/>
  </office:meta>
</office:document-meta>
</file>